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78mm"/>
    </style:style>
    <style:style style:name="co2" style:family="table-column">
      <style:table-column-properties fo:break-before="auto" style:column-width="12.88mm"/>
    </style:style>
    <style:style style:name="co3" style:family="table-column">
      <style:table-column-properties fo:break-before="auto" style:column-width="10.97mm"/>
    </style:style>
    <style:style style:name="co4" style:family="table-column">
      <style:table-column-properties fo:break-before="auto" style:column-width="9.8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oute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office:value-type="float" office:value="6.39" calcext:value-type="float">
            <text:p>6,39</text:p>
          </table:table-cell>
          <table:table-cell office:value-type="float" office:value="-11.09" calcext:value-type="float">
            <text:p>-11,09</text:p>
          </table:table-cell>
          <table:table-cell office:value-type="string" calcext:value-type="string">
            <text:p>1.5</text:p>
          </table:table-cell>
          <table:table-cell table:formula="of:=ATAN2([.A2]-[.A1];[.B2]-[.B1])" office:value-type="float" office:value="0.291456794477869" calcext:value-type="float">
            <text:p>0,291456794477869</text:p>
          </table:table-cell>
          <table:table-cell table:formula="of:=DEGREES([.D1])" office:value-type="float" office:value="16.6992442339937" calcext:value-type="float">
            <text:p>16,6992442339937</text:p>
          </table:table-cell>
          <table:table-cell table:number-columns-repeated="2"/>
        </table:table-row>
        <table:table-row table:style-name="ro1">
          <table:table-cell office:value-type="float" office:value="6.59" calcext:value-type="float">
            <text:p>6,59</text:p>
          </table:table-cell>
          <table:table-cell office:value-type="float" office:value="-11.03" calcext:value-type="float">
            <text:p>-11,03</text:p>
          </table:table-cell>
          <table:table-cell office:value-type="string" calcext:value-type="string">
            <text:p>1.5</text:p>
          </table:table-cell>
          <table:table-cell table:formula="of:=ATAN2([.A3]-[.A2];[.B3]-[.B2])" office:value-type="float" office:value="0.348771003583906" calcext:value-type="float">
            <text:p>0,348771003583906</text:p>
          </table:table-cell>
          <table:table-cell table:formula="of:=DEGREES([.D2])" office:value-type="float" office:value="19.9831065218999" calcext:value-type="float">
            <text:p>19,9831065218999</text:p>
          </table:table-cell>
          <table:table-cell table:number-columns-repeated="2"/>
        </table:table-row>
        <table:table-row table:style-name="ro1">
          <table:table-cell office:value-type="float" office:value="7.14" calcext:value-type="float">
            <text:p>7,14</text:p>
          </table:table-cell>
          <table:table-cell office:value-type="float" office:value="-10.83" calcext:value-type="float">
            <text:p>-10,83</text:p>
          </table:table-cell>
          <table:table-cell office:value-type="string" calcext:value-type="string">
            <text:p>1.5</text:p>
          </table:table-cell>
          <table:table-cell table:formula="of:=ATAN2([.A4]-[.A3];[.B4]-[.B3])" office:value-type="float" office:value="0.384604714822213" calcext:value-type="float">
            <text:p>0,384604714822213</text:p>
          </table:table-cell>
          <table:table-cell table:formula="of:=DEGREES([.D3])" office:value-type="float" office:value="22.0362269401454" calcext:value-type="float">
            <text:p>22,0362269401454</text:p>
          </table:table-cell>
          <table:table-cell table:number-columns-repeated="2"/>
        </table:table-row>
        <table:table-row table:style-name="ro1">
          <table:table-cell office:value-type="float" office:value="7.98" calcext:value-type="float">
            <text:p>7,98</text:p>
          </table:table-cell>
          <table:table-cell office:value-type="float" office:value="-10.49" calcext:value-type="float">
            <text:p>-10,49</text:p>
          </table:table-cell>
          <table:table-cell office:value-type="string" calcext:value-type="string">
            <text:p>1.5</text:p>
          </table:table-cell>
          <table:table-cell table:formula="of:=ATAN2([.A5]-[.A4];[.B5]-[.B4])" office:value-type="float" office:value="0.403794091885133" calcext:value-type="float">
            <text:p>0,403794091885133</text:p>
          </table:table-cell>
          <table:table-cell table:formula="of:=DEGREES([.D4])" office:value-type="float" office:value="23.1356972573359" calcext:value-type="float">
            <text:p>23,1356972573359</text:p>
          </table:table-cell>
          <table:table-cell table:number-columns-repeated="2"/>
        </table:table-row>
        <table:table-row table:style-name="ro1">
          <table:table-cell office:value-type="float" office:value="9.08" calcext:value-type="float">
            <text:p>9,08</text:p>
          </table:table-cell>
          <table:table-cell office:value-type="float" office:value="-10.02" calcext:value-type="float">
            <text:p>-10,02</text:p>
          </table:table-cell>
          <table:table-cell office:value-type="string" calcext:value-type="string">
            <text:p>1.5</text:p>
          </table:table-cell>
          <table:table-cell table:formula="of:=ATAN2([.A6]-[.A5];[.B6]-[.B5])" office:value-type="float" office:value="0.400240657033973" calcext:value-type="float">
            <text:p>0,400240657033973</text:p>
          </table:table-cell>
          <table:table-cell table:formula="of:=DEGREES([.D5])" office:value-type="float" office:value="22.9321004375897" calcext:value-type="float">
            <text:p>22,9321004375897</text:p>
          </table:table-cell>
          <table:table-cell table:number-columns-repeated="2"/>
        </table:table-row>
        <table:table-row table:style-name="ro1">
          <table:table-cell office:value-type="float" office:value="10.38" calcext:value-type="float">
            <text:p>10,38</text:p>
          </table:table-cell>
          <table:table-cell office:value-type="float" office:value="-9.47" calcext:value-type="float">
            <text:p>-9,47</text:p>
          </table:table-cell>
          <table:table-cell office:value-type="string" calcext:value-type="string">
            <text:p>1.5</text:p>
          </table:table-cell>
          <table:table-cell table:formula="of:=ATAN2([.A7]-[.A6];[.B7]-[.B6])" office:value-type="float" office:value="0.364845007101433" calcext:value-type="float">
            <text:p>0,364845007101433</text:p>
          </table:table-cell>
          <table:table-cell table:formula="of:=DEGREES([.D6])" office:value-type="float" office:value="20.9040790833327" calcext:value-type="float">
            <text:p>20,9040790833327</text:p>
          </table:table-cell>
          <table:table-cell table:number-columns-repeated="2"/>
        </table:table-row>
        <table:table-row table:style-name="ro1">
          <table:table-cell office:value-type="float" office:value="11.82" calcext:value-type="float">
            <text:p>11,82</text:p>
          </table:table-cell>
          <table:table-cell office:value-type="float" office:value="-8.92" calcext:value-type="float">
            <text:p>-8,92</text:p>
          </table:table-cell>
          <table:table-cell office:value-type="string" calcext:value-type="string">
            <text:p>1.5</text:p>
          </table:table-cell>
          <table:table-cell table:formula="of:=ATAN2([.A8]-[.A7];[.B8]-[.B7])" office:value-type="float" office:value="0.3573086830081" calcext:value-type="float">
            <text:p>0,3573086830081</text:p>
          </table:table-cell>
          <table:table-cell table:formula="of:=DEGREES([.D7])" office:value-type="float" office:value="20.4722795197419" calcext:value-type="float">
            <text:p>20,4722795197419</text:p>
          </table:table-cell>
          <table:table-cell table:number-columns-repeated="2"/>
        </table:table-row>
        <table:table-row table:style-name="ro1">
          <table:table-cell office:value-type="float" office:value="13.32" calcext:value-type="float">
            <text:p>13,32</text:p>
          </table:table-cell>
          <table:table-cell office:value-type="float" office:value="-8.36" calcext:value-type="float">
            <text:p>-8,36</text:p>
          </table:table-cell>
          <table:table-cell office:value-type="string" calcext:value-type="string">
            <text:p>1.5</text:p>
          </table:table-cell>
          <table:table-cell table:formula="of:=ATAN2([.A9]-[.A8];[.B9]-[.B8])" office:value-type="float" office:value="0.355136965333342" calcext:value-type="float">
            <text:p>0,355136965333342</text:p>
          </table:table-cell>
          <table:table-cell table:formula="of:=DEGREES([.D8])" office:value-type="float" office:value="20.3478492626843" calcext:value-type="float">
            <text:p>20,3478492626843</text:p>
          </table:table-cell>
          <table:table-cell table:number-columns-repeated="2"/>
        </table:table-row>
        <table:table-row table:style-name="ro1">
          <table:table-cell office:value-type="float" office:value="14.83" calcext:value-type="float">
            <text:p>14,83</text:p>
          </table:table-cell>
          <table:table-cell office:value-type="float" office:value="-7.8" calcext:value-type="float">
            <text:p>-7,8</text:p>
          </table:table-cell>
          <table:table-cell office:value-type="string" calcext:value-type="string">
            <text:p>1.5</text:p>
          </table:table-cell>
          <table:table-cell table:formula="of:=ATAN2([.A10]-[.A9];[.B10]-[.B9])" office:value-type="float" office:value="0.364845007101433" calcext:value-type="float">
            <text:p>0,364845007101433</text:p>
          </table:table-cell>
          <table:table-cell table:formula="of:=DEGREES([.D9])" office:value-type="float" office:value="20.9040790833326" calcext:value-type="float">
            <text:p>20,9040790833326</text:p>
          </table:table-cell>
          <table:table-cell table:number-columns-repeated="2"/>
        </table:table-row>
        <table:table-row table:style-name="ro1">
          <table:table-cell office:value-type="float" office:value="16.27" calcext:value-type="float">
            <text:p>16,27</text:p>
          </table:table-cell>
          <table:table-cell office:value-type="float" office:value="-7.25" calcext:value-type="float">
            <text:p>-7,25</text:p>
          </table:table-cell>
          <table:table-cell office:value-type="string" calcext:value-type="string">
            <text:p>1.5</text:p>
          </table:table-cell>
          <table:table-cell table:formula="of:=ATAN2([.A11]-[.A10];[.B11]-[.B10])" office:value-type="float" office:value="0.400240657033974" calcext:value-type="float">
            <text:p>0,400240657033974</text:p>
          </table:table-cell>
          <table:table-cell table:formula="of:=DEGREES([.D10])" office:value-type="float" office:value="22.9321004375898" calcext:value-type="float">
            <text:p>22,9321004375898</text:p>
          </table:table-cell>
          <table:table-cell table:number-columns-repeated="2"/>
        </table:table-row>
        <table:table-row table:style-name="ro1">
          <table:table-cell office:value-type="float" office:value="17.57" calcext:value-type="float">
            <text:p>17,57</text:p>
          </table:table-cell>
          <table:table-cell office:value-type="float" office:value="-6.7" calcext:value-type="float">
            <text:p>-6,7</text:p>
          </table:table-cell>
          <table:table-cell office:value-type="string" calcext:value-type="string">
            <text:p>1.5</text:p>
          </table:table-cell>
          <table:table-cell table:formula="of:=ATAN2([.A12]-[.A11];[.B12]-[.B11])" office:value-type="float" office:value="0.403794091885132" calcext:value-type="float">
            <text:p>0,403794091885132</text:p>
          </table:table-cell>
          <table:table-cell table:formula="of:=DEGREES([.D11])" office:value-type="float" office:value="23.1356972573358" calcext:value-type="float">
            <text:p>23,1356972573358</text:p>
          </table:table-cell>
          <table:table-cell table:number-columns-repeated="2"/>
        </table:table-row>
        <table:table-row table:style-name="ro1">
          <table:table-cell office:value-type="float" office:value="18.67" calcext:value-type="float">
            <text:p>18,67</text:p>
          </table:table-cell>
          <table:table-cell office:value-type="float" office:value="-6.23" calcext:value-type="float">
            <text:p>-6,23</text:p>
          </table:table-cell>
          <table:table-cell office:value-type="string" calcext:value-type="string">
            <text:p>1.5</text:p>
          </table:table-cell>
          <table:table-cell table:formula="of:=ATAN2([.A13]-[.A12];[.B13]-[.B12])" office:value-type="float" office:value="0.388787761290041" calcext:value-type="float">
            <text:p>0,388787761290041</text:p>
          </table:table-cell>
          <table:table-cell table:formula="of:=DEGREES([.D12])" office:value-type="float" office:value="22.2758978482591" calcext:value-type="float">
            <text:p>22,2758978482591</text:p>
          </table:table-cell>
          <table:table-cell table:number-columns-repeated="2"/>
        </table:table-row>
        <table:table-row table:style-name="ro1">
          <table:table-cell office:value-type="float" office:value="19.5" calcext:value-type="float">
            <text:p>19,5</text:p>
          </table:table-cell>
          <table:table-cell office:value-type="float" office:value="-5.89" calcext:value-type="float">
            <text:p>-5,89</text:p>
          </table:table-cell>
          <table:table-cell office:value-type="string" calcext:value-type="string">
            <text:p>1.5</text:p>
          </table:table-cell>
          <table:table-cell table:formula="of:=ATAN2([.A14]-[.A13];[.B14]-[.B13])" office:value-type="float" office:value="0.343023940420703" calcext:value-type="float">
            <text:p>0,343023940420703</text:p>
          </table:table-cell>
          <table:table-cell table:formula="of:=DEGREES([.D13])" office:value-type="float" office:value="19.6538240580533" calcext:value-type="float">
            <text:p>19,6538240580533</text:p>
          </table:table-cell>
          <table:table-cell table:number-columns-repeated="2"/>
        </table:table-row>
        <table:table-row table:style-name="ro1">
          <table:table-cell office:value-type="float" office:value="20.06" calcext:value-type="float">
            <text:p>20,06</text:p>
          </table:table-cell>
          <table:table-cell office:value-type="float" office:value="-5.69" calcext:value-type="float">
            <text:p>-5,69</text:p>
          </table:table-cell>
          <table:table-cell office:value-type="string" calcext:value-type="string">
            <text:p>1.5</text:p>
          </table:table-cell>
          <table:table-cell table:formula="of:=ATAN2([.A15]-[.A14];[.B15]-[.B14])" office:value-type="float" office:value="0.291456794477865" calcext:value-type="float">
            <text:p>0,291456794477865</text:p>
          </table:table-cell>
          <table:table-cell table:formula="of:=DEGREES([.D14])" office:value-type="float" office:value="16.6992442339935" calcext:value-type="float">
            <text:p>16,6992442339935</text:p>
          </table:table-cell>
          <table:table-cell table:number-columns-repeated="2"/>
        </table:table-row>
        <table:table-row table:style-name="ro1">
          <table:table-cell office:value-type="float" office:value="20.26" calcext:value-type="float">
            <text:p>20,26</text:p>
          </table:table-cell>
          <table:table-cell office:value-type="float" office:value="-5.63" calcext:value-type="float">
            <text:p>-5,63</text:p>
          </table:table-cell>
          <table:table-cell office:value-type="string" calcext:value-type="string">
            <text:p>1.5</text:p>
          </table:table-cell>
          <table:table-cell table:formula="of:=ATAN2([.A16]-[.A15];[.B16]-[.B15])" office:value-type="float" office:value="-1.5707963267949" calcext:value-type="float">
            <text:p>-1,5707963267949</text:p>
          </table:table-cell>
          <table:table-cell table:formula="of:=DEGREES([.D15])" office:value-type="float" office:value="-90" calcext:value-type="float">
            <text:p>-90</text:p>
          </table:table-cell>
          <table:table-cell table:number-columns-repeated="2"/>
        </table:table-row>
        <table:table-row table:style-name="ro1">
          <table:table-cell office:value-type="float" office:value="20.26" calcext:value-type="float">
            <text:p>20,26</text:p>
          </table:table-cell>
          <table:table-cell office:value-type="float" office:value="-6.75" calcext:value-type="float">
            <text:p>-6,75</text:p>
          </table:table-cell>
          <table:table-cell office:value-type="string" calcext:value-type="string">
            <text:p>1.5</text:p>
          </table:table-cell>
          <table:table-cell table:formula="of:=ATAN2([.A17]-[.A16];[.B17]-[.B16])" office:value-type="float" office:value="-1.49372918900284" calcext:value-type="float">
            <text:p>-1,49372918900284</text:p>
          </table:table-cell>
          <table:table-cell table:formula="of:=DEGREES([.D16])" office:value-type="float" office:value="-85.5843782653623" calcext:value-type="float">
            <text:p>-85,5843782653623</text:p>
          </table:table-cell>
          <table:table-cell table:number-columns-repeated="2"/>
        </table:table-row>
        <table:table-row table:style-name="ro1">
          <table:table-cell office:value-type="float" office:value="20.46" calcext:value-type="float">
            <text:p>20,46</text:p>
          </table:table-cell>
          <table:table-cell office:value-type="float" office:value="-9.34" calcext:value-type="float">
            <text:p>-9,34</text:p>
          </table:table-cell>
          <table:table-cell office:value-type="string" calcext:value-type="string">
            <text:p>1.5</text:p>
          </table:table-cell>
          <table:table-cell table:formula="of:=ATAN2([.A18]-[.A17];[.B18]-[.B17])" office:value-type="float" office:value="-1.25638060418322" calcext:value-type="float">
            <text:p>-1,25638060418322</text:p>
          </table:table-cell>
          <table:table-cell table:formula="of:=DEGREES([.D17])" office:value-type="float" office:value="-71.9853060817947" calcext:value-type="float">
            <text:p>-71,9853060817947</text:p>
          </table:table-cell>
          <table:table-cell table:number-columns-repeated="2"/>
        </table:table-row>
        <table:table-row table:style-name="ro1">
          <table:table-cell office:value-type="float" office:value="21.26" calcext:value-type="float">
            <text:p>21,26</text:p>
          </table:table-cell>
          <table:table-cell office:value-type="float" office:value="-11.8" calcext:value-type="float">
            <text:p>-11,8</text:p>
          </table:table-cell>
          <table:table-cell office:value-type="string" calcext:value-type="string">
            <text:p>1.5</text:p>
          </table:table-cell>
          <table:table-cell table:formula="of:=ATAN2([.A19]-[.A18];[.B19]-[.B18])" office:value-type="float" office:value="-0.656295686175515" calcext:value-type="float">
            <text:p>-0,656295686175515</text:p>
          </table:table-cell>
          <table:table-cell table:formula="of:=DEGREES([.D18])" office:value-type="float" office:value="-37.6029729304994" calcext:value-type="float">
            <text:p>-37,6029729304994</text:p>
          </table:table-cell>
          <table:table-cell table:number-columns-repeated="2"/>
        </table:table-row>
        <table:table-row table:style-name="ro1">
          <table:table-cell office:value-type="float" office:value="22.87" calcext:value-type="float">
            <text:p>22,87</text:p>
          </table:table-cell>
          <table:table-cell office:value-type="float" office:value="-13.04" calcext:value-type="float">
            <text:p>-13,04</text:p>
          </table:table-cell>
          <table:table-cell office:value-type="string" calcext:value-type="string">
            <text:p>1.5</text:p>
          </table:table-cell>
          <table:table-cell table:formula="of:=ATAN2([.A20]-[.A19];[.B20]-[.B19])" office:value-type="float" office:value="0.00938939542640158" calcext:value-type="float">
            <text:p>0,009389395426402</text:p>
          </table:table-cell>
          <table:table-cell table:formula="of:=DEGREES([.D19])" office:value-type="float" office:value="0.537972730112249" calcext:value-type="float">
            <text:p>0,537972730112249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3.02" calcext:value-type="float">
            <text:p>-13,02</text:p>
          </table:table-cell>
          <table:table-cell office:value-type="string" calcext:value-type="string">
            <text:p>1.5</text:p>
          </table:table-cell>
          <table:table-cell table:formula="of:=ATAN2([.A21]-[.A20];[.B21]-[.B20])" office:value-type="float" office:value="0.415492095940891" calcext:value-type="float">
            <text:p>0,415492095940891</text:p>
          </table:table-cell>
          <table:table-cell table:formula="of:=DEGREES([.D20])" office:value-type="float" office:value="23.8059435184577" calcext:value-type="float">
            <text:p>23,8059435184577</text:p>
          </table:table-cell>
          <table:table-cell table:number-columns-repeated="2"/>
        </table:table-row>
        <table:table-row table:style-name="ro1">
          <table:table-cell office:value-type="float" office:value="27.04" calcext:value-type="float">
            <text:p>27,04</text:p>
          </table:table-cell>
          <table:table-cell office:value-type="float" office:value="-12.12" calcext:value-type="float">
            <text:p>-12,12</text:p>
          </table:table-cell>
          <table:table-cell office:value-type="string" calcext:value-type="string">
            <text:p>1.5</text:p>
          </table:table-cell>
          <table:table-cell table:formula="of:=ATAN2([.A22]-[.A21];[.B22]-[.B21])" office:value-type="float" office:value="0.687032441765078" calcext:value-type="float">
            <text:p>0,687032441765078</text:p>
          </table:table-cell>
          <table:table-cell table:formula="of:=DEGREES([.D21])" office:value-type="float" office:value="39.3640593017065" calcext:value-type="float">
            <text:p>39,3640593017065</text:p>
          </table:table-cell>
          <table:table-cell table:number-columns-repeated="2"/>
        </table:table-row>
        <table:table-row table:style-name="ro1">
          <table:table-cell office:value-type="float" office:value="28.71" calcext:value-type="float">
            <text:p>28,71</text:p>
          </table:table-cell>
          <table:table-cell office:value-type="float" office:value="-10.75" calcext:value-type="float">
            <text:p>-10,75</text:p>
          </table:table-cell>
          <table:table-cell office:value-type="string" calcext:value-type="string">
            <text:p>1.5</text:p>
          </table:table-cell>
          <table:table-cell table:formula="of:=ATAN2([.A23]-[.A22];[.B23]-[.B22])" office:value-type="float" office:value="0.705568177685212" calcext:value-type="float">
            <text:p>0,705568177685212</text:p>
          </table:table-cell>
          <table:table-cell table:formula="of:=DEGREES([.D22])" office:value-type="float" office:value="40.4260787400992" calcext:value-type="float">
            <text:p>40,4260787400992</text:p>
          </table:table-cell>
          <table:table-cell table:number-columns-repeated="2"/>
        </table:table-row>
        <table:table-row table:style-name="ro1">
          <table:table-cell office:value-type="float" office:value="30.33" calcext:value-type="float">
            <text:p>30,33</text:p>
          </table:table-cell>
          <table:table-cell office:value-type="float" office:value="-9.37" calcext:value-type="float">
            <text:p>-9,37</text:p>
          </table:table-cell>
          <table:table-cell office:value-type="string" calcext:value-type="string">
            <text:p>1.5</text:p>
          </table:table-cell>
          <table:table-cell table:formula="of:=ATAN2([.A24]-[.A23];[.B24]-[.B23])" office:value-type="float" office:value="0.395109489634881" calcext:value-type="float">
            <text:p>0,395109489634881</text:p>
          </table:table-cell>
          <table:table-cell table:formula="of:=DEGREES([.D23])" office:value-type="float" office:value="22.6381062016466" calcext:value-type="float">
            <text:p>22,6381062016466</text:p>
          </table:table-cell>
          <table:table-cell table:number-columns-repeated="2"/>
        </table:table-row>
        <table:table-row table:style-name="ro1">
          <table:table-cell office:value-type="float" office:value="32.56" calcext:value-type="float">
            <text:p>32,56</text:p>
          </table:table-cell>
          <table:table-cell office:value-type="float" office:value="-8.44" calcext:value-type="float">
            <text:p>-8,44</text:p>
          </table:table-cell>
          <table:table-cell office:value-type="string" calcext:value-type="string">
            <text:p>1.5</text:p>
          </table:table-cell>
          <table:table-cell table:formula="of:=ATAN2([.A25]-[.A24];[.B25]-[.B24])" office:value-type="float" office:value="0.0167208495428044" calcext:value-type="float">
            <text:p>0,016720849542805</text:p>
          </table:table-cell>
          <table:table-cell table:formula="of:=DEGREES([.D24])" office:value-type="float" office:value="0.958034108675947" calcext:value-type="float">
            <text:p>0,958034108675947</text:p>
          </table:table-cell>
          <table:table-cell table:number-columns-repeated="2"/>
        </table:table-row>
        <table:table-row table:style-name="ro1">
          <table:table-cell office:value-type="float" office:value="35.55" calcext:value-type="float">
            <text:p>35,55</text:p>
          </table:table-cell>
          <table:table-cell office:value-type="float" office:value="-8.39" calcext:value-type="float">
            <text:p>-8,39</text:p>
          </table:table-cell>
          <table:table-cell office:value-type="string" calcext:value-type="string">
            <text:p>1.5</text:p>
          </table:table-cell>
          <table:table-cell table:formula="of:=ATAN2([.A26]-[.A25];[.B26]-[.B25])" office:value-type="float" office:value="-0.432888082930336" calcext:value-type="float">
            <text:p>-0,432888082930336</text:p>
          </table:table-cell>
          <table:table-cell table:formula="of:=DEGREES([.D25])" office:value-type="float" office:value="-24.8026601534174" calcext:value-type="float">
            <text:p>-24,8026601534174</text:p>
          </table:table-cell>
          <table:table-cell table:number-columns-repeated="2"/>
        </table:table-row>
        <table:table-row table:style-name="ro1">
          <table:table-cell office:value-type="float" office:value="38.19" calcext:value-type="float">
            <text:p>38,19</text:p>
          </table:table-cell>
          <table:table-cell office:value-type="float" office:value="-9.61" calcext:value-type="float">
            <text:p>-9,61</text:p>
          </table:table-cell>
          <table:table-cell office:value-type="string" calcext:value-type="string">
            <text:p>1.5</text:p>
          </table:table-cell>
          <table:table-cell table:formula="of:=ATAN2([.A27]-[.A26];[.B27]-[.B26])" office:value-type="float" office:value="-1.07086102366419" calcext:value-type="float">
            <text:p>-1,07086102366419</text:p>
          </table:table-cell>
          <table:table-cell table:formula="of:=DEGREES([.D26])" office:value-type="float" office:value="-61.3558171010172" calcext:value-type="float">
            <text:p>-61,3558171010172</text:p>
          </table:table-cell>
          <table:table-cell table:number-columns-repeated="2"/>
        </table:table-row>
        <table:table-row table:style-name="ro1">
          <table:table-cell office:value-type="float" office:value="39.49" calcext:value-type="float">
            <text:p>39,49</text:p>
          </table:table-cell>
          <table:table-cell office:value-type="float" office:value="-11.99" calcext:value-type="float">
            <text:p>-11,99</text:p>
          </table:table-cell>
          <table:table-cell office:value-type="string" calcext:value-type="string">
            <text:p>1.5</text:p>
          </table:table-cell>
          <table:table-cell table:formula="of:=ATAN2([.A28]-[.A27];[.B28]-[.B27])" office:value-type="float" office:value="-1.49032531552944" calcext:value-type="float">
            <text:p>-1,49032531552944</text:p>
          </table:table-cell>
          <table:table-cell table:formula="of:=DEGREES([.D27])" office:value-type="float" office:value="-85.3893506813395" calcext:value-type="float">
            <text:p>-85,3893506813395</text:p>
          </table:table-cell>
          <table:table-cell table:number-columns-repeated="2"/>
        </table:table-row>
        <table:table-row table:style-name="ro1">
          <table:table-cell office:value-type="float" office:value="39.69" calcext:value-type="float">
            <text:p>39,69</text:p>
          </table:table-cell>
          <table:table-cell office:value-type="float" office:value="-14.47" calcext:value-type="float">
            <text:p>-14,47</text:p>
          </table:table-cell>
          <table:table-cell office:value-type="string" calcext:value-type="string">
            <text:p>1.5</text:p>
          </table:table-cell>
          <table:table-cell table:formula="of:=ATAN2([.A29]-[.A28];[.B29]-[.B28])" office:value-type="float" office:value="-1.63612379641825" calcext:value-type="float">
            <text:p>-1,63612379641825</text:p>
          </table:table-cell>
          <table:table-cell table:formula="of:=DEGREES([.D28])" office:value-type="float" office:value="-93.7429882956872" calcext:value-type="float">
            <text:p>-93,7429882956872</text:p>
          </table:table-cell>
          <table:table-cell table:number-columns-repeated="2"/>
        </table:table-row>
        <table:table-row table:style-name="ro1">
          <table:table-cell office:value-type="float" office:value="39.62" calcext:value-type="float">
            <text:p>39,62</text:p>
          </table:table-cell>
          <table:table-cell office:value-type="float" office:value="-15.54" calcext:value-type="float">
            <text:p>-15,54</text:p>
          </table:table-cell>
          <table:table-cell office:value-type="string" calcext:value-type="string">
            <text:p>1.5</text:p>
          </table:table-cell>
          <table:table-cell table:formula="of:=ATAN2([.A30]-[.A29];[.B30]-[.B29])" office:value-type="float" office:value="0.336674819386716" calcext:value-type="float">
            <text:p>0,336674819386716</text:p>
          </table:table-cell>
          <table:table-cell table:formula="of:=DEGREES([.D29])" office:value-type="float" office:value="19.2900462191881" calcext:value-type="float">
            <text:p>19,2900462191881</text:p>
          </table:table-cell>
          <table:table-cell table:number-columns-repeated="2"/>
        </table:table-row>
        <table:table-row table:style-name="ro1">
          <table:table-cell office:value-type="float" office:value="39.82" calcext:value-type="float">
            <text:p>39,82</text:p>
          </table:table-cell>
          <table:table-cell office:value-type="float" office:value="-15.47" calcext:value-type="float">
            <text:p>-15,47</text:p>
          </table:table-cell>
          <table:table-cell office:value-type="string" calcext:value-type="string">
            <text:p>1.5</text:p>
          </table:table-cell>
          <table:table-cell table:formula="of:=ATAN2([.A31]-[.A30];[.B31]-[.B30])" office:value-type="float" office:value="0.343023940420704" calcext:value-type="float">
            <text:p>0,343023940420704</text:p>
          </table:table-cell>
          <table:table-cell table:formula="of:=DEGREES([.D30])" office:value-type="float" office:value="19.6538240580533" calcext:value-type="float">
            <text:p>19,6538240580533</text:p>
          </table:table-cell>
          <table:table-cell table:number-columns-repeated="2"/>
        </table:table-row>
        <table:table-row table:style-name="ro1">
          <table:table-cell office:value-type="float" office:value="40.38" calcext:value-type="float">
            <text:p>40,38</text:p>
          </table:table-cell>
          <table:table-cell office:value-type="float" office:value="-15.27" calcext:value-type="float">
            <text:p>-15,27</text:p>
          </table:table-cell>
          <table:table-cell office:value-type="string" calcext:value-type="string">
            <text:p>1.5</text:p>
          </table:table-cell>
          <table:table-cell table:formula="of:=ATAN2([.A32]-[.A31];[.B32]-[.B31])" office:value-type="float" office:value="0.366394410749241" calcext:value-type="float">
            <text:p>0,366394410749241</text:p>
          </table:table-cell>
          <table:table-cell table:formula="of:=DEGREES([.D31])" office:value-type="float" office:value="20.9928533731142" calcext:value-type="float">
            <text:p>20,9928533731142</text:p>
          </table:table-cell>
          <table:table-cell table:number-columns-repeated="2"/>
        </table:table-row>
        <table:table-row table:style-name="ro1">
          <table:table-cell office:value-type="float" office:value="41.24" calcext:value-type="float">
            <text:p>41,24</text:p>
          </table:table-cell>
          <table:table-cell office:value-type="float" office:value="-14.94" calcext:value-type="float">
            <text:p>-14,94</text:p>
          </table:table-cell>
          <table:table-cell office:value-type="string" calcext:value-type="string">
            <text:p>1.5</text:p>
          </table:table-cell>
          <table:table-cell table:formula="of:=ATAN2([.A33]-[.A32];[.B33]-[.B32])" office:value-type="float" office:value="0.350919997410429" calcext:value-type="float">
            <text:p>0,350919997410429</text:p>
          </table:table-cell>
          <table:table-cell table:formula="of:=DEGREES([.D32])" office:value-type="float" office:value="20.1062347983594" calcext:value-type="float">
            <text:p>20,1062347983594</text:p>
          </table:table-cell>
          <table:table-cell table:number-columns-repeated="2"/>
        </table:table-row>
        <table:table-row table:style-name="ro1">
          <table:table-cell office:value-type="float" office:value="42.36" calcext:value-type="float">
            <text:p>42,36</text:p>
          </table:table-cell>
          <table:table-cell office:value-type="float" office:value="-14.53" calcext:value-type="float">
            <text:p>-14,53</text:p>
          </table:table-cell>
          <table:table-cell office:value-type="string" calcext:value-type="string">
            <text:p>1.5</text:p>
          </table:table-cell>
          <table:table-cell table:formula="of:=ATAN2([.A34]-[.A33];[.B34]-[.B33])" office:value-type="float" office:value="0.292146449540941" calcext:value-type="float">
            <text:p>0,292146449540941</text:p>
          </table:table-cell>
          <table:table-cell table:formula="of:=DEGREES([.D33])" office:value-type="float" office:value="16.7387585584276" calcext:value-type="float">
            <text:p>16,7387585584276</text:p>
          </table:table-cell>
          <table:table-cell table:number-columns-repeated="2"/>
        </table:table-row>
        <table:table-row table:style-name="ro1">
          <table:table-cell office:value-type="float" office:value="43.69" calcext:value-type="float">
            <text:p>43,69</text:p>
          </table:table-cell>
          <table:table-cell office:value-type="float" office:value="-14.13" calcext:value-type="float">
            <text:p>-14,13</text:p>
          </table:table-cell>
          <table:table-cell office:value-type="string" calcext:value-type="string">
            <text:p>1.5</text:p>
          </table:table-cell>
          <table:table-cell table:formula="of:=ATAN2([.A35]-[.A34];[.B35]-[.B34])" office:value-type="float" office:value="0.273770704463229" calcext:value-type="float">
            <text:p>0,273770704463229</text:p>
          </table:table-cell>
          <table:table-cell table:formula="of:=DEGREES([.D34])" office:value-type="float" office:value="15.6859059200664" calcext:value-type="float">
            <text:p>15,6859059200664</text:p>
          </table:table-cell>
          <table:table-cell table:number-columns-repeated="2"/>
        </table:table-row>
        <table:table-row table:style-name="ro1">
          <table:table-cell office:value-type="float" office:value="45.15" calcext:value-type="float">
            <text:p>45,15</text:p>
          </table:table-cell>
          <table:table-cell office:value-type="float" office:value="-13.72" calcext:value-type="float">
            <text:p>-13,72</text:p>
          </table:table-cell>
          <table:table-cell office:value-type="string" calcext:value-type="string">
            <text:p>1.5</text:p>
          </table:table-cell>
          <table:table-cell table:formula="of:=ATAN2([.A36]-[.A35];[.B36]-[.B35])" office:value-type="float" office:value="0.263466541034917" calcext:value-type="float">
            <text:p>0,263466541034917</text:p>
          </table:table-cell>
          <table:table-cell table:formula="of:=DEGREES([.D35])" office:value-type="float" office:value="15.0955208442111" calcext:value-type="float">
            <text:p>15,0955208442111</text:p>
          </table:table-cell>
          <table:table-cell table:number-columns-repeated="2"/>
        </table:table-row>
        <table:table-row table:style-name="ro1">
          <table:table-cell office:value-type="float" office:value="46.67" calcext:value-type="float">
            <text:p>46,67</text:p>
          </table:table-cell>
          <table:table-cell office:value-type="float" office:value="-13.31" calcext:value-type="float">
            <text:p>-13,31</text:p>
          </table:table-cell>
          <table:table-cell office:value-type="string" calcext:value-type="string">
            <text:p>1.5</text:p>
          </table:table-cell>
          <table:table-cell table:formula="of:=ATAN2([.A37]-[.A36];[.B37]-[.B36])" office:value-type="float" office:value="0.261822399275434" calcext:value-type="float">
            <text:p>0,261822399275434</text:p>
          </table:table-cell>
          <table:table-cell table:formula="of:=DEGREES([.D36])" office:value-type="float" office:value="15.0013184604715" calcext:value-type="float">
            <text:p>15,0013184604715</text:p>
          </table:table-cell>
          <table:table-cell table:number-columns-repeated="2"/>
        </table:table-row>
        <table:table-row table:style-name="ro1">
          <table:table-cell office:value-type="float" office:value="48.2" calcext:value-type="float">
            <text:p>48,2</text:p>
          </table:table-cell>
          <table:table-cell office:value-type="float" office:value="-12.9" calcext:value-type="float">
            <text:p>-12,9</text:p>
          </table:table-cell>
          <table:table-cell office:value-type="string" calcext:value-type="string">
            <text:p>1.5</text:p>
          </table:table-cell>
          <table:table-cell table:formula="of:=ATAN2([.A38]-[.A37];[.B38]-[.B37])" office:value-type="float" office:value="0.267410797183875" calcext:value-type="float">
            <text:p>0,267410797183875</text:p>
          </table:table-cell>
          <table:table-cell table:formula="of:=DEGREES([.D37])" office:value-type="float" office:value="15.3215100748649" calcext:value-type="float">
            <text:p>15,3215100748649</text:p>
          </table:table-cell>
          <table:table-cell table:number-columns-repeated="2"/>
        </table:table-row>
        <table:table-row table:style-name="ro1">
          <table:table-cell office:value-type="float" office:value="49.66" calcext:value-type="float">
            <text:p>49,66</text:p>
          </table:table-cell>
          <table:table-cell office:value-type="float" office:value="-12.5" calcext:value-type="float">
            <text:p>-12,5</text:p>
          </table:table-cell>
          <table:table-cell office:value-type="string" calcext:value-type="string">
            <text:p>1.5</text:p>
          </table:table-cell>
          <table:table-cell table:formula="of:=ATAN2([.A39]-[.A38];[.B39]-[.B38])" office:value-type="float" office:value="0.301158499783603" calcext:value-type="float">
            <text:p>0,301158499783603</text:p>
          </table:table-cell>
          <table:table-cell table:formula="of:=DEGREES([.D38])" office:value-type="float" office:value="17.255111002092" calcext:value-type="float">
            <text:p>17,255111002092</text:p>
          </table:table-cell>
          <table:table-cell table:number-columns-repeated="2"/>
        </table:table-row>
        <table:table-row table:style-name="ro1">
          <table:table-cell office:value-type="float" office:value="50.98" calcext:value-type="float">
            <text:p>50,98</text:p>
          </table:table-cell>
          <table:table-cell office:value-type="float" office:value="-12.09" calcext:value-type="float">
            <text:p>-12,09</text:p>
          </table:table-cell>
          <table:table-cell office:value-type="string" calcext:value-type="string">
            <text:p>1.5</text:p>
          </table:table-cell>
          <table:table-cell table:formula="of:=ATAN2([.A40]-[.A39];[.B40]-[.B39])" office:value-type="float" office:value="0.340218111644683" calcext:value-type="float">
            <text:p>0,340218111644683</text:p>
          </table:table-cell>
          <table:table-cell table:formula="of:=DEGREES([.D39])" office:value-type="float" office:value="19.493061911151" calcext:value-type="float">
            <text:p>19,493061911151</text:p>
          </table:table-cell>
          <table:table-cell table:number-columns-repeated="2"/>
        </table:table-row>
        <table:table-row table:style-name="ro1">
          <table:table-cell office:value-type="float" office:value="52.11" calcext:value-type="float">
            <text:p>52,11</text:p>
          </table:table-cell>
          <table:table-cell office:value-type="float" office:value="-11.69" calcext:value-type="float">
            <text:p>-11,69</text:p>
          </table:table-cell>
          <table:table-cell office:value-type="string" calcext:value-type="string">
            <text:p>1.5</text:p>
          </table:table-cell>
          <table:table-cell table:formula="of:=ATAN2([.A41]-[.A40];[.B41]-[.B40])" office:value-type="float" office:value="0.380506377112364" calcext:value-type="float">
            <text:p>0,380506377112364</text:p>
          </table:table-cell>
          <table:table-cell table:formula="of:=DEGREES([.D40])" office:value-type="float" office:value="21.8014094863518" calcext:value-type="float">
            <text:p>21,8014094863518</text:p>
          </table:table-cell>
          <table:table-cell table:number-columns-repeated="2"/>
        </table:table-row>
        <table:table-row table:style-name="ro1">
          <table:table-cell office:value-type="float" office:value="52.96" calcext:value-type="float">
            <text:p>52,96</text:p>
          </table:table-cell>
          <table:table-cell office:value-type="float" office:value="-11.35" calcext:value-type="float">
            <text:p>-11,35</text:p>
          </table:table-cell>
          <table:table-cell office:value-type="string" calcext:value-type="string">
            <text:p>1.5</text:p>
          </table:table-cell>
          <table:table-cell table:formula="of:=ATAN2([.A42]-[.A41];[.B42]-[.B41])" office:value-type="float" office:value="0.343023940420701" calcext:value-type="float">
            <text:p>0,343023940420701</text:p>
          </table:table-cell>
          <table:table-cell table:formula="of:=DEGREES([.D41])" office:value-type="float" office:value="19.6538240580532" calcext:value-type="float">
            <text:p>19,6538240580532</text:p>
          </table:table-cell>
          <table:table-cell table:number-columns-repeated="2"/>
        </table:table-row>
        <table:table-row table:style-name="ro1">
          <table:table-cell office:value-type="float" office:value="53.52" calcext:value-type="float">
            <text:p>53,52</text:p>
          </table:table-cell>
          <table:table-cell office:value-type="float" office:value="-11.15" calcext:value-type="float">
            <text:p>-11,15</text:p>
          </table:table-cell>
          <table:table-cell office:value-type="string" calcext:value-type="string">
            <text:p>1.5</text:p>
          </table:table-cell>
          <table:table-cell table:formula="of:=ATAN2([.A43]-[.A42];[.B43]-[.B42])" office:value-type="float" office:value="0.336674819386735" calcext:value-type="float">
            <text:p>0,336674819386735</text:p>
          </table:table-cell>
          <table:table-cell table:formula="of:=DEGREES([.D42])" office:value-type="float" office:value="19.2900462191892" calcext:value-type="float">
            <text:p>19,2900462191892</text:p>
          </table:table-cell>
          <table:table-cell table:number-columns-repeated="2"/>
        </table:table-row>
        <table:table-row table:style-name="ro1">
          <table:table-cell office:value-type="float" office:value="53.72" calcext:value-type="float">
            <text:p>53,72</text:p>
          </table:table-cell>
          <table:table-cell office:value-type="float" office:value="-11.08" calcext:value-type="float">
            <text:p>-11,08</text:p>
          </table:table-cell>
          <table:table-cell office:value-type="string" calcext:value-type="string">
            <text:p>1.5</text:p>
          </table:table-cell>
          <table:table-cell office:value-type="float" office:value="0.337" calcext:value-type="float">
            <text:p>0,337</text:p>
          </table:table-cell>
          <table:table-cell table:formula="of:=DEGREES([.D43])" office:value-type="float" office:value="19.3086776959087" calcext:value-type="float">
            <text:p>19,308677695908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23T10:44:57.279471241</dc:date>
    <meta:editing-duration>PT35M6S</meta:editing-duration>
    <meta:editing-cycles>1</meta:editing-cycles>
    <meta:generator>LibreOffice/5.3.1.2$Linux_X86_64 LibreOffice_project/30m0$Build-2</meta:generator>
    <meta:document-statistic meta:table-count="1" meta:cell-count="215" meta:object-count="0"/>
  </office:meta>
</office:document-meta>
</file>